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search-criteria-must-apply-to-whole-cell="false"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ttendees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Helen H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e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anee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bec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e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nna Rho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anca Lepe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21:02:01.155317141</meta:creation-date>
    <dc:date>2023-03-21T09:35:35.157024691</dc:date>
    <meta:editing-duration>PT4M35S</meta:editing-duration>
    <meta:editing-cycles>3</meta:editing-cycles>
    <meta:generator>LibreOffice/7.3.6.2$Linux_X86_64 LibreOffice_project/30$Build-2</meta:generator>
    <meta:document-statistic meta:table-count="1" meta:cell-count="11" meta:object-count="0"/>
  </office:meta>
</office:document-meta>
</file>